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lientHttpRequest.doCommit( @ Nullable Supplier &lt; ? extends Publisher &lt; Void &gt; &gt; writeAc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ClientHttpRequest.AbstractClientHttp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lientHttpRequest.getCook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ClientHttpRequest.initReadOnly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lientHttpRequest.getHead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ClientHttpRequest.isCommit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lientHttpRequest.do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lientHttpRequest.AbstractClientHttpRequest( HttpHeaders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ClientHttpRequest.beforeCommit( Supplier &lt; ? extends Mono &lt; Void &gt; &gt;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